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fo:font-weight="normal" officeooo:paragraph-rsid="003cce07" style:font-weight-asian="normal" style:font-weight-complex="normal"/>
    </style:style>
    <style:style style:name="P2" style:family="paragraph" style:parent-style-name="Text_20_body">
      <style:paragraph-properties fo:margin-top="0in" fo:margin-bottom="0in" loext:contextual-spacing="false" fo:line-height="100%" fo:text-align="start" style:justify-single-word="false"/>
      <style:text-properties fo:font-weight="normal" officeooo:rsid="00e4ab18" officeooo:paragraph-rsid="00e4ab18" style:font-weight-asian="normal" style:font-weight-complex="normal"/>
    </style:style>
    <style:style style:name="P3" style:family="paragraph" style:parent-style-name="Text_20_body">
      <style:paragraph-properties fo:margin-top="0in" fo:margin-bottom="0in" loext:contextual-spacing="false" fo:line-height="100%" fo:text-align="start" style:justify-single-word="false"/>
      <style:text-properties fo:font-size="12pt" fo:font-weight="bold" officeooo:rsid="006abd33" officeooo:paragraph-rsid="006abd33" style:font-size-asian="12pt" style:font-weight-asian="bold" style:font-size-complex="12pt" style:font-weight-complex="bold"/>
    </style:style>
    <style:style style:name="P4" style:family="paragraph" style:parent-style-name="Text_20_body">
      <style:paragraph-properties fo:margin-top="0in" fo:margin-bottom="0in" loext:contextual-spacing="false" fo:line-height="100%" fo:text-align="start" style:justify-single-word="false"/>
      <style:text-properties fo:font-weight="bold" officeooo:rsid="00e4ab18" officeooo:paragraph-rsid="00e4ab18" style:font-weight-asian="bold" style:font-weight-complex="bold"/>
    </style:style>
    <style:style style:name="P5" style:family="paragraph" style:parent-style-name="Text_20_body">
      <style:paragraph-properties fo:margin-top="0in" fo:margin-bottom="0in" loext:contextual-spacing="false" fo:line-height="100%" fo:text-align="start" style:justify-single-word="false"/>
      <style:text-properties officeooo:paragraph-rsid="00e24e44"/>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normal" officeooo:paragraph-rsid="003cce07" style:font-weight-asian="normal" style:font-weight-complex="normal"/>
    </style:style>
    <style:style style:name="P8" style:family="paragraph" style:parent-style-name="Text_20_body">
      <style:paragraph-properties fo:line-height="100%" fo:text-align="start" style:justify-single-word="false"/>
      <style:text-properties officeooo:paragraph-rsid="00e84275"/>
    </style:style>
    <style:style style:name="P9" style:family="paragraph" style:parent-style-name="Text_20_body">
      <style:paragraph-properties fo:line-height="100%" fo:text-align="start" style:justify-single-word="false"/>
      <style:text-properties officeooo:paragraph-rsid="00e24e44"/>
    </style:style>
    <style:style style:name="P10" style:family="paragraph" style:parent-style-name="Text_20_body">
      <style:paragraph-properties fo:line-height="100%" fo:text-align="start" style:justify-single-word="false"/>
      <style:text-properties officeooo:rsid="00e4ab18" officeooo:paragraph-rsid="00e4ab18"/>
    </style:style>
    <style:style style:name="P11" style:family="paragraph" style:parent-style-name="Text_20_body">
      <style:paragraph-properties fo:line-height="100%" fo:text-align="start" style:justify-single-word="false"/>
      <style:text-properties fo:font-weight="bold" officeooo:paragraph-rsid="00e24e44" style:font-weight-asian="bold" style:font-weight-complex="bold"/>
    </style:style>
    <style:style style:name="P12" style:family="paragraph" style:parent-style-name="Text_20_body">
      <style:paragraph-properties fo:margin-top="0.0791in" fo:margin-bottom="0.1764in" loext:contextual-spacing="false" fo:line-height="100%" fo:text-align="start" style:justify-single-word="false"/>
      <style:text-properties fo:font-size="12pt" fo:font-weight="bold" officeooo:rsid="006abd33" officeooo:paragraph-rsid="006abd33" style:font-size-asian="12pt" style:font-weight-asian="bold" style:font-size-complex="12pt" style:font-weight-complex="bold"/>
    </style:style>
    <style:style style:name="P13" style:family="paragraph" style:parent-style-name="Text_20_body">
      <style:paragraph-properties fo:margin-top="0in" fo:margin-bottom="0.0181in" loext:contextual-spacing="false" fo:line-height="100%" fo:text-align="start" style:justify-single-word="false"/>
      <style:text-properties fo:font-size="12pt" fo:font-weight="normal" officeooo:rsid="006abd33" officeooo:paragraph-rsid="006abd33" style:font-size-asian="12pt" style:font-weight-asian="normal" style:font-size-complex="12pt" style:font-weight-complex="normal"/>
    </style:style>
    <style:style style:name="P14" style:family="paragraph" style:parent-style-name="Text_20_body">
      <style:paragraph-properties fo:line-height="100%" fo:text-align="start" style:justify-single-word="false"/>
      <style:text-properties fo:font-weight="bold" officeooo:paragraph-rsid="00e24e44" style:font-weight-asian="bold" style:font-weight-complex="bold"/>
    </style:style>
    <style:style style:name="P15" style:family="paragraph" style:parent-style-name="Text_20_body">
      <style:paragraph-properties fo:line-height="100%" fo:text-align="start" style:justify-single-word="false"/>
      <style:text-properties fo:font-size="12pt" fo:font-weight="normal" officeooo:rsid="00e40323" officeooo:paragraph-rsid="00e24e44" style:font-size-asian="12pt" style:font-weight-asian="normal" style:font-size-complex="12pt" style:font-weight-complex="normal"/>
    </style:style>
    <style:style style:name="P16" style:family="paragraph" style:parent-style-name="Text_20_body">
      <style:paragraph-properties fo:margin-top="0in" fo:margin-bottom="0.0181in" loext:contextual-spacing="false" fo:line-height="100%" fo:text-align="start" style:justify-single-word="false"/>
      <style:text-properties fo:font-size="12pt" fo:font-weight="normal" officeooo:rsid="006abd33" officeooo:paragraph-rsid="006abd33" style:font-size-asian="12pt" style:font-weight-asian="normal" style:font-size-complex="12pt" style:font-weight-complex="normal"/>
    </style:style>
    <style:style style:name="P17" style:family="paragraph" style:parent-style-name="Text_20_body">
      <style:paragraph-properties fo:margin-top="0in" fo:margin-bottom="0.0181in" loext:contextual-spacing="false" fo:line-height="100%" fo:text-align="start" style:justify-single-word="false"/>
      <style:text-properties fo:font-size="12pt" fo:font-weight="bold" officeooo:rsid="006abd33" officeooo:paragraph-rsid="006abd33" style:font-size-asian="12pt" style:font-weight-asian="bold" style:font-size-complex="12pt" style:font-weight-complex="bold"/>
    </style:style>
    <style:style style:name="P18" style:family="paragraph" style:parent-style-name="Text_20_body">
      <style:paragraph-properties fo:margin-top="0in" fo:margin-bottom="0in" loext:contextual-spacing="false"/>
      <style:text-properties fo:font-weight="bold" style:font-weight-asian="bold" style:font-weight-complex="bold"/>
    </style:style>
    <style:style style:name="P19" style:family="paragraph" style:parent-style-name="Text_20_body">
      <style:paragraph-properties fo:margin-top="0in" fo:margin-bottom="0in" loext:contextual-spacing="false" fo:line-height="100%" fo:text-align="start" style:justify-single-word="false"/>
      <style:text-properties fo:font-weight="bold" officeooo:paragraph-rsid="00e24e44" style:font-weight-asian="bold" style:font-weight-complex="bold"/>
    </style:style>
    <style:style style:name="P20" style:family="paragraph" style:parent-style-name="Text_20_body">
      <style:paragraph-properties fo:margin-top="0in" fo:margin-bottom="0in" loext:contextual-spacing="false"/>
      <style:text-properties fo:font-weight="bold" officeooo:paragraph-rsid="015103fe" style:font-weight-asian="bold" style:font-weight-complex="bold"/>
    </style:style>
    <style:style style:name="P21" style:family="paragraph" style:parent-style-name="Text_20_body">
      <style:paragraph-properties fo:margin-top="0in" fo:margin-bottom="0in" loext:contextual-spacing="false" fo:line-height="100%" fo:text-align="start" style:justify-single-word="false"/>
      <style:text-properties fo:font-size="12pt" fo:font-weight="normal" officeooo:rsid="00e40323" officeooo:paragraph-rsid="00e24e44" style:font-size-asian="12pt" style:font-weight-asian="normal" style:font-size-complex="12pt" style:font-weight-complex="normal"/>
    </style:style>
    <style:style style:name="P22" style:family="paragraph" style:parent-style-name="Text_20_body">
      <style:paragraph-properties fo:margin-top="0in" fo:margin-bottom="0in" loext:contextual-spacing="false" fo:line-height="100%" fo:text-align="start" style:justify-single-word="false"/>
      <style:text-properties fo:font-size="12pt" fo:font-weight="normal" officeooo:rsid="00e40323" officeooo:paragraph-rsid="00fccb67" style:font-size-asian="12pt" style:font-weight-asian="normal" style:font-size-complex="12pt" style:font-weight-complex="normal"/>
    </style:style>
    <style:style style:name="P23" style:family="paragraph" style:parent-style-name="Text_20_body">
      <style:paragraph-properties fo:margin-top="0in" fo:margin-bottom="0in" loext:contextual-spacing="false" fo:line-height="100%" fo:text-align="start" style:justify-single-word="false"/>
      <style:text-properties fo:font-size="12pt" fo:font-weight="normal" officeooo:rsid="00e40323" officeooo:paragraph-rsid="01027193"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fo:line-height="100%" fo:text-align="start" style:justify-single-word="false"/>
      <style:text-properties fo:font-size="12pt" fo:font-weight="normal" officeooo:rsid="00e40323" officeooo:paragraph-rsid="010b1cb9" style:font-size-asian="12pt" style:font-weight-asian="normal" style:font-size-complex="12pt" style:font-weight-complex="normal"/>
    </style:style>
    <style:style style:name="P25" style:family="paragraph" style:parent-style-name="Text_20_body">
      <style:paragraph-properties fo:margin-top="0in" fo:margin-bottom="0in" loext:contextual-spacing="false" fo:line-height="100%" fo:text-align="start" style:justify-single-word="false"/>
      <style:text-properties fo:font-size="12pt" fo:font-weight="normal" officeooo:rsid="006abd33" officeooo:paragraph-rsid="006abd33" style:font-size-asian="12pt" style:font-weight-asian="normal" style:font-size-complex="12pt" style:font-weight-complex="normal"/>
    </style:style>
    <style:style style:name="P26" style:family="paragraph" style:parent-style-name="Text_20_body">
      <style:paragraph-properties fo:margin-top="0in" fo:margin-bottom="0in" loext:contextual-spacing="false" fo:line-height="100%" fo:text-align="start" style:justify-single-word="false"/>
      <style:text-properties fo:font-size="12pt" fo:font-weight="bold" officeooo:rsid="00e40323" officeooo:paragraph-rsid="00e24e44" style:font-size-asian="12pt" style:font-weight-asian="bold" style:font-size-complex="12pt" style:font-weight-complex="bold"/>
    </style:style>
    <style:style style:name="P27" style:family="paragraph" style:parent-style-name="Text_20_body">
      <style:paragraph-properties fo:margin-top="0in" fo:margin-bottom="0in" loext:contextual-spacing="false" fo:line-height="100%" fo:text-align="start" style:justify-single-word="false"/>
      <style:text-properties fo:font-size="12pt" fo:font-weight="bold" officeooo:rsid="00e40323" officeooo:paragraph-rsid="01027193" style:font-size-asian="12pt" style:font-weight-asian="bold" style:font-size-complex="12pt" style:font-weight-complex="bold"/>
    </style:style>
    <style:style style:name="P28" style:family="paragraph" style:parent-style-name="Text_20_body">
      <style:paragraph-properties fo:margin-top="0in" fo:margin-bottom="0in" loext:contextual-spacing="false" fo:line-height="100%" fo:text-align="start" style:justify-single-word="false"/>
      <style:text-properties fo:font-size="12pt" fo:font-weight="bold" officeooo:rsid="00e40323" officeooo:paragraph-rsid="010b1cb9" style:font-size-asian="12pt" style:font-weight-asian="bold" style:font-size-complex="12pt" style:font-weight-complex="bold"/>
    </style:style>
    <style:style style:name="P29" style:family="paragraph" style:parent-style-name="Text_20_body">
      <style:paragraph-properties fo:margin-top="0in" fo:margin-bottom="0in" loext:contextual-spacing="false" fo:line-height="100%" fo:text-align="start" style:justify-single-word="false"/>
      <style:text-properties fo:font-size="12pt" fo:font-weight="bold" officeooo:rsid="006abd33" officeooo:paragraph-rsid="006abd33" style:font-size-asian="12pt" style:font-weight-asian="bold" style:font-size-complex="12pt" style:font-weight-complex="bold"/>
    </style:style>
    <style:style style:name="P30" style:family="paragraph" style:parent-style-name="Text_20_body">
      <style:paragraph-properties fo:margin-top="0in" fo:margin-bottom="0in" loext:contextual-spacing="false"/>
      <style:text-properties fo:font-weight="normal" officeooo:paragraph-rsid="015103fe" style:font-weight-asian="normal" style:font-weight-complex="normal"/>
    </style:style>
    <style:style style:name="P31" style:family="paragraph" style:parent-style-name="Text_20_body">
      <style:paragraph-properties fo:margin-top="0.0791in" fo:margin-bottom="0.1764in" loext:contextual-spacing="false" fo:line-height="100%" fo:text-align="start" style:justify-single-word="false"/>
      <style:text-properties fo:font-size="12pt" fo:font-weight="bold" officeooo:rsid="006abd33" officeooo:paragraph-rsid="006abd33" style:font-size-asian="12pt" style:font-weight-asian="bold" style:font-size-complex="12pt" style:font-weight-complex="bold"/>
    </style:style>
    <style:style style:name="P32" style:family="paragraph" style:parent-style-name="Text_20_body">
      <style:paragraph-properties fo:margin-top="0in" fo:margin-bottom="0.0972in" loext:contextual-spacing="false" fo:line-height="100%" fo:text-align="start" style:justify-single-word="false"/>
      <style:text-properties fo:font-size="12pt" fo:font-weight="normal" officeooo:rsid="006abd33" officeooo:paragraph-rsid="006abd33"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normal" style:font-weight-asian="normal" style:font-weight-complex="normal"/>
    </style:style>
    <style:style style:name="T4" style:family="text">
      <style:text-properties fo:font-weight="normal" officeooo:rsid="015103fe" style:font-weight-asian="normal" style:font-weight-complex="normal"/>
    </style:style>
    <style:style style:name="T5" style:family="text">
      <style:text-properties fo:font-weight="normal" fo:background-color="#fff200" loext:char-shading-value="0" style:font-weight-asian="normal" style:font-weight-complex="normal"/>
    </style:style>
    <style:style style:name="T6" style:family="text">
      <style:text-properties fo:background-color="#fff200" loext:char-shading-value="0"/>
    </style:style>
    <style:style style:name="T7" style:family="text">
      <style:text-properties fo:background-color="#fff200" loext:char-shading-value="0"/>
    </style:style>
    <style:style style:name="T8" style:family="text">
      <style:text-properties fo:font-style="italic" fo:font-weight="bold" fo:background-color="#fff200" loext:char-shading-value="0" style:font-style-asian="italic" style:font-weight-asian="bold" style:font-style-complex="italic" style:font-weight-complex="bold"/>
    </style:style>
    <style:style style:name="T9" style:family="text">
      <style:text-properties fo:font-style="italic" fo:font-weight="bold" fo:background-color="#fff200" loext:char-shading-value="0" style:font-style-asian="italic" style:font-weight-asian="bold" style:font-style-complex="italic" style:font-weight-complex="bold"/>
    </style:style>
    <style:style style:name="T10" style:family="text">
      <style:text-properties fo:font-style="italic" fo:background-color="#fff200" loext:char-shading-value="0" style:font-style-asian="italic" style:font-style-complex="italic"/>
    </style:style>
    <style:style style:name="T11" style:family="text">
      <style:text-properties fo:font-style="italic" style:text-underline-style="none" fo:font-weight="bold" fo:background-color="#fff200" loext:char-shading-value="0" style:font-style-asian="italic" style:font-weight-asian="bold" style:font-style-complex="italic" style:font-weight-complex="bold"/>
    </style:style>
    <style:style style:name="T12" style:family="text">
      <style:text-properties fo:font-style="italic" style:text-underline-style="none" fo:background-color="#fff200" loext:char-shading-value="0" style:font-style-asian="italic" style:font-style-complex="italic"/>
    </style:style>
    <style:style style:name="T13" style:family="text">
      <style:text-properties officeooo:rsid="00fa8b05"/>
    </style:style>
    <style:style style:name="T14" style:family="text">
      <style:text-properties officeooo:rsid="0107d6da"/>
    </style:style>
    <style:style style:name="T15" style:family="text">
      <style:text-properties officeooo:rsid="01207acd"/>
    </style:style>
    <style:style style:name="T16" style:family="text">
      <style:text-properties officeooo:rsid="0120c64c"/>
    </style:style>
    <style:style style:name="T17" style:family="text">
      <style:text-properties officeooo:rsid="0122fbe2"/>
    </style:style>
    <style:style style:name="T18" style:family="text">
      <style:text-properties officeooo:rsid="01264d25"/>
    </style:style>
    <style:style style:name="T19" style:family="text">
      <style:text-properties officeooo:rsid="012a49ee"/>
    </style:style>
    <style:style style:name="T20" style:family="text">
      <style:text-properties officeooo:rsid="013c2efa"/>
    </style:style>
    <style:style style:name="T21" style:family="text">
      <style:text-properties officeooo:rsid="014ec4a9"/>
    </style:style>
    <style:style style:name="T22" style:family="text">
      <style:text-properties officeooo:rsid="0150d79d"/>
    </style:style>
    <style:style style:name="T23" style:family="text">
      <style:text-properties officeooo:rsid="01577a80"/>
    </style:style>
    <style:style style:name="T24" style:family="text">
      <style:text-properties officeooo:rsid="015cd378"/>
    </style:style>
    <style:style style:name="T25" style:family="text">
      <style:text-properties officeooo:rsid="015d408d"/>
    </style:style>
    <style:style style:name="T26" style:family="text">
      <style:text-properties officeooo:rsid="015f04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6"/><text:span text:style-name="T1"><text:s/></text:span><text:span text:style-name="T2">LOOPS AND RELATIONAL EXPRESSIONS</text:span></text:p>
      <text:p text:style-name="P8">• The for loop<text:line-break/>• Expressions and statements<text:line-break/>• The increment and decrement operators: ++ and –<text:line-break/>• Combination assignment operators<text:line-break/>• Compound statements (blocks)<text:line-break/>• The comma operator<text:line-break/>• Relational operators: &gt; , &gt;= , == , &lt;= , &lt; , and !=<text:line-break/>• The while loop<text:line-break/>• The typedef facility<text:line-break/>• The do while loop<text:line-break/>• The get() character input method<text:line-break/>• The end-of-file condition<text:line-break/>• Nested loops and two-dimensional arrays</text:p>
      <text:p text:style-name="P10">Computers do more than just store data. They <text:span text:style-name="T6">analyze</text:span>, <text:span text:style-name="T6">consolidate</text:span>, <text:span text:style-name="T6">rearrange</text:span>, <text:span text:style-name="T6">extract</text:span>, <text:span text:style-name="T6">modify</text:span>, <text:span text:style-name="T6">extrapolate</text:span>, <text:span text:style-name="T6">synthesize</text:span>, and otherwise <text:span text:style-name="T6">manipulate data</text:span>. Sometimes they even distort and trash data.</text:p>
      <text:p text:style-name="P4">Introducing for Loops<text:line-break/><text:span text:style-name="T3">Circumstances often call on a program to perform repetitive tasks, such as adding together the</text:span></text:p>
      <text:p text:style-name="P2">elements of an array one by one or printing some paean to productivity 20 times. The C++ for</text:p>
      <text:p text:style-name="P2">loop makes such tasks easy to do.</text:p>
      <text:p text:style-name="P9"/>
      <text:p text:style-name="P9">// forloop.cpp -- introducing the for loop<text:line-break/>#include &lt;iostream&gt;<text:line-break/>int main()<text:line-break/>{<text:line-break/><text:tab/>using namespace std;<text:line-break/><text:tab/>int i; // create a counter</text:p>
      <text:p text:style-name="P9"><text:tab/>//initialize; test ; update<text:line-break/><text:tab/><text:span text:style-name="T8">for</text:span> (<text:span text:style-name="T6">i</text:span> = 0; <text:span text:style-name="T6">i</text:span> &lt; 5; <text:span text:style-name="T6">i</text:span>++)<text:line-break/><text:tab/>cout &lt;&lt; “C++ knows loops.\n”;<text:line-break/><text:tab/>cout &lt;&lt; “C++ knows when to stop.\n”;<text:line-break/><text:tab/>return 0;</text:p>
      <text:p text:style-name="P9">}</text:p>
      <text:p text:style-name="P9">This loop begins by setting the integer i to 0:</text:p>
      <text:p text:style-name="P9">i = 0</text:p>
      <text:p text:style-name="P9">This is the loop initialization part of the loop. Then, in the loop test, the program tests whether i is less than 5:</text:p>
      <text:p text:style-name="P9">i &lt; 5</text:p>
      <text:p text:style-name="P5">If it is, the program executes the following statement, which is termed the <text:span text:style-name="T8">loop body</text:span>:</text:p>
      <text:p text:style-name="P5"/>
      <text:p text:style-name="P5">cout &lt;&lt; “C++ knows loops.\n”;</text:p>
      <text:p text:style-name="P5"/>
      <text:p text:style-name="P5">Then, the program uses the loop update part of the loop to increase i by 1:</text:p>
      <text:p text:style-name="P5"/>
      <text:p text:style-name="P5">i++</text:p>
      <text:p text:style-name="P5"><text:soft-page-break/>The loop update part of the loop uses the ++ operator, called the increment operator. It increments the value of its operand by 1. (The increment operator is not restricted to for loops. For example, you can use i++; instead of i = i + 1; as a statement in a program.) Incrementing</text:p>
      <text:p text:style-name="P5">i completes the first cycle of the loop.</text:p>
      <text:p text:style-name="P5"/>
      <text:p text:style-name="P5">Next, the loop begins a new cycle by comparing the new i value with 5. Because the new value (1) is also less than 5, the loop prints another line and then finishes by incrementing I again. That sets the stage for a fresh cycle of testing, executing a statement, and updating the value of i . The process continues until the loop updates i to 5. Then the next test fails, and the program moves on to the next statement after the loop.</text:p>
      <text:p text:style-name="P9"/>
      <text:p text:style-name="P11">For Loop Parts<text:line-break/><text:span text:style-name="T3">A for loop provides a step-by-step recipe for performing repeated actions. The usual parts of a for loop handle these steps:</text:span></text:p>
      <text:p text:style-name="P11"><text:span text:style-name="T3">1. Setting a value initially</text:span></text:p>
      <text:p text:style-name="P11"><text:span text:style-name="T3">2. Performing a test to see whether the loop should continue</text:span></text:p>
      <text:p text:style-name="P11"><text:span text:style-name="T3">3. Executing the loop actions</text:span></text:p>
      <text:p text:style-name="P11"><text:span text:style-name="T3">4. Updating value(s) used for the test</text:span></text:p>
      <text:p text:style-name="P19"><text:span text:style-name="T3">The C++ loop design positions these elements so that you can spot them at a glance. The initialization, test, and update actions constitute a three-part control section enclosed in parentheses. Each part is an expression, and semicolons separate the expressions from each other. The statement following the control section is called the body of the loop, and it is executed as long as the test expression remains true:</text:span></text:p>
      <text:p text:style-name="P19"><text:span text:style-name="T3"/></text:p>
      <text:p text:style-name="P19"><text:span text:style-name="T10">for</text:span><text:span text:style-name="T3"> (initialization; test-expression; update-expression)</text:span></text:p>
      <text:p text:style-name="P19"><text:span text:style-name="T3">body</text:span></text:p>
      <text:p text:style-name="P11"/>
      <text:p text:style-name="P21">C++ syntax counts a complete for statement as a single statement, even though it can incorporate one or more statements in the body portion. <text:s/>The loop performs initialization just once. Typically, programs use this expression to set a variable to a starting value and then use the variable to count loop cycles. test-expression determines whether the loop body gets executed. Typically, this expression is a relational expression—that is, one that compares two values. Actually, C++ doesn’t limit test-expression to true/false comparisons. You can use any expression, and C++ will <text:span text:style-name="T7">type cast</text:span> it to type bool .</text:p>
      <text:p text:style-name="P21"/>
      <text:p text:style-name="P21">The for loop is an <text:span text:style-name="T9">entry-condition loop.</text:span> This means the test expression is evaluated before each loop cycle. This look-before-you-loop attitude can help keep a program out of trouble. <text:span text:style-name="T13">(see pg 204) A for statement looks something like a function call because it uses a name followed by </text:span>paired parentheses. However, for ’s status as a C++ keyword prevents the compiler from thinking for is a function. It also prevents you from naming a function for .</text:p>
      <text:p text:style-name="P21"/>
      <text:p text:style-name="P26">Tip</text:p>
      <text:p text:style-name="P21">Common C++ style is to place a space between for and the following parenthesis and to omit</text:p>
      <text:p text:style-name="P21">space between a function name and the following parenthesis: Other control statements, such as if and while , are treated similarly to for . This serves to visually reinforce the distinction between a control statement and a function call. Also, common practice is to indent the body of a for statement to make it stand out visually.</text:p>
      <text:p text:style-name="P21"/>
      <text:p text:style-name="P26">Expressions and Statements</text:p>
      <text:p text:style-name="P21"><text:soft-page-break/>A for control section uses three expressions. Within its self-imposed limits of syntax, C++ is a</text:p>
      <text:p text:style-name="P22"><text:span text:style-name="T9">very expressive language</text:span>. Any value or any valid combination of values and operators constitute an expression. For example, 10 is an expression with the value 10 (no surprise), and 28 *20 is an expression with the value 560. In C++ every expression has a value. Often the value is obvious. For example, the expression <text:s text:c="2"/>22 + 27 is formed from two values and the addition operator, and it has the value 49. </text:p>
      <text:p text:style-name="P22"/>
      <text:p text:style-name="P22">Sometimes the value is less obvious. For example, x = 20 is an expression because it’s formed from two values and the assignment operator. C++ defines the value of an assignment expression to be the value of the member on the left, so the expression has the value 20. The fact that assignment expressions have values permits statements such as the following:</text:p>
      <text:p text:style-name="P22"/>
      <text:p text:style-name="P21">maids = (cooks = 4) + 3;</text:p>
      <text:p text:style-name="P21"/>
      <text:p text:style-name="P21">The expression cooks = 4 has the value 4, so maids is assigned the value 7. However, just because C++ permits this behavior doesn’t mean you should encourage it. But the same rule</text:p>
      <text:p text:style-name="P21">that makes this peculiar statement possible also makes the following useful statement possible:</text:p>
      <text:p text:style-name="P21"/>
      <text:p text:style-name="P21">x = y = z = 0;</text:p>
      <text:p text:style-name="P21"/>
      <text:p text:style-name="P21">Normally, cout converts bool values to int before displaying them, but the cout.setf(ios::boolalpha) function call sets a flag that instructs cout to display the words</text:p>
      <text:p text:style-name="P21">true and false instead of 1 and 0 .</text:p>
      <text:p text:style-name="P21"/>
      <text:p text:style-name="P26">Remember</text:p>
      <text:p text:style-name="P21">A C++ expression is a value or a combination of values and operators, and every C++ expression has <text:s/>a value.</text:p>
      <text:p text:style-name="P21"/>
      <text:p text:style-name="P21">To evaluate the expression x = 100 , C++ must assign the value 100 to x . When the very act of</text:p>
      <text:p text:style-name="P21"><text:span text:style-name="T7">evaluating an expression</text:span> changes the value of data in memory, we say the evaluation has a <text:span text:style-name="T9">side</text:span></text:p>
      <text:p text:style-name="P21"><text:span text:style-name="T9">effect</text:span>. Thus, evaluating an assignment expression has the side effect of changing the assignee’s</text:p>
      <text:p text:style-name="P21">value. Not all expressions have side effects. For example, evaluating x + 15 calculates a new value, but it doesn’t change the value of x . But evaluating ++x + 15 does have a side effect because it involves incrementing x .</text:p>
      <text:p text:style-name="P21"/>
      <text:p text:style-name="P21">From expression to statement is a short step; you just add a semicolon. Thus age = 100</text:p>
      <text:p text:style-name="P21">is an expression, whereas age = 100; is a statement. Any expression can become a statement if you add a semicolon, but the result might not make programming sense. For example, if rodents is a variable, then rodents + 6; <text:s/>// valid, but useless, statement </text:p>
      <text:p text:style-name="P21">is a valid C++ statement. The compiler allows it, but the statement doesn’t accomplish any-</text:p>
      <text:p text:style-name="P21">thing useful. The program merely calculates the sum, does nothing with it, and goes on to the</text:p>
      <text:p text:style-name="P21">next statement. (A smart compiler might even skip the statement.)</text:p>
      <text:p text:style-name="P21"/>
      <text:p text:style-name="P26">Nonexpressions and Statements</text:p>
      <text:p text:style-name="P21">Some concepts, such as knowing the structure of a for loop, are crucial to understanding C++.</text:p>
      <text:p text:style-name="P21">But there are also relatively <text:span text:style-name="T7">minor aspects of syntax</text:span> that can suddenly bedevil you just when</text:p>
      <text:p text:style-name="P21">you think you understand the language.</text:p>
      <text:p text:style-name="P15"/>
      <text:p text:style-name="P21">Although it is true that adding a semicolon to any expression makes it a statement, the reverse</text:p>
      <text:p text:style-name="P21">is not true. That is, removing a semicolon from a statement does not necessarily convert it to</text:p>
      <text:p text:style-name="P21">an expression. Of the kinds of statements we’ve used so far, return statements, declaration</text:p>
      <text:p text:style-name="P21">statements, and for statements don’t fit the statement = expression + semicolon mold. For</text:p>
      <text:p text:style-name="P21"><text:soft-page-break/>example, this is a statement:</text:p>
      <text:p text:style-name="P21"/>
      <text:p text:style-name="P21">int toad;</text:p>
      <text:p text:style-name="P21"/>
      <text:p text:style-name="P21">But the fragment int toad is not an expression and does not have a value. This makes code</text:p>
      <text:p text:style-name="P21">such as the following invalid:</text:p>
      <text:p text:style-name="P21"/>
      <text:p text:style-name="P23">eggs = int toad * 1000; <text:s text:c="2"/>// invalid, not an expression</text:p>
      <text:p text:style-name="P23">cin &gt;&gt; int toad;<text:tab/> // can’t combine declaration with cin</text:p>
      <text:p text:style-name="P23"/>
      <text:p text:style-name="P23">Similarly, you can’t assign a for loop to a variable. In the following example, the for loop is</text:p>
      <text:p text:style-name="P23">not an expression, so it has no value and you can’t assign it:</text:p>
      <text:p text:style-name="P23"/>
      <text:p text:style-name="P23">int fx = for (i = 0; i&lt; 4; i++) <text:s text:c="8"/>// not possible</text:p>
      <text:p text:style-name="P23">cout &gt;&gt; i;</text:p>
      <text:p text:style-name="P23"/>
      <text:p text:style-name="P27">Bending the Rules</text:p>
      <text:p text:style-name="P23">C++ adds a feature to C loops that requires some artful adjustments to the for loop syntax.</text:p>
      <text:p text:style-name="P23">This was the original syntax:</text:p>
      <text:p text:style-name="P23"/>
      <text:p text:style-name="P23"><text:span text:style-name="T9">for </text:span>(expression; expression; expression)</text:p>
      <text:p text:style-name="P23">statement</text:p>
      <text:p text:style-name="P23"/>
      <text:p text:style-name="P23">In particular, the control section of a for structure consisted of three expressions, as defined</text:p>
      <text:p text:style-name="P23">earlier in this chapter, separated by semicolons. C++ loops allow you do to things like the fol-</text:p>
      <text:p text:style-name="P23">lowing, however:</text:p>
      <text:p text:style-name="P23"/>
      <text:p text:style-name="P23">for (int i = 0; i &lt; 5; i++)</text:p>
      <text:p text:style-name="P23"/>
      <text:p text:style-name="P23">That is, you can declare a variable in the initialization area of a for loop. This can be convenient, but it doesn’t fit the original syntax because a declaration is not an expression. The two consequences of declaring ArSize in this fashion are that ArSize exists for the duration of the program and that all functions in the program file can use it. The main point here is that the update expression can be any valid expression. For example, if you want to square i and add 10 in each cycle, you can use i = i * i + 10 .</text:p>
      <text:p text:style-name="P23"/>
      <text:p text:style-name="P27">Inside Strings with the for Loop</text:p>
      <text:p text:style-name="P23"/>
      <text:p text:style-name="P27">The Increment ( ++ ) and Decrement ( -- ) Operators</text:p>
      <text:p text:style-name="P23"><text:span text:style-name="T14">T</text:span>hese operators perform two exceedingly common loop operations: increasing and decreasing a loop counter by one. However, there’s more to their story than you’ve seen to this point. Each operator comes in two varieties. The prefix version comes before the operand, as in ++x . The postfix version comes after the operand, as in x++ . The two versions have the same effect on the operand, but they differ in terms of when they take place. It’s like getting paid for mowing the lawn in advance or afterward; both methods have the same final effect on your wallet, but they differ in when the money gets added.</text:p>
      <text:p text:style-name="P23"/>
      <text:p text:style-name="P23">Roughly speaking, the notation a++ means “use the current value of a in evaluating an expression, and then increment the value of a .” Similarly, the notation ++b means “first increment the value of b , and then use the new value in evaluating the expression.” For example, we have the following relationships:</text:p>
      <text:p text:style-name="P23"/>
      <text:p text:style-name="P23"><text:soft-page-break/>int x = 5;</text:p>
      <text:p text:style-name="P24">int y = ++x; <text:s text:c="2"/>// change x, then assign to y </text:p>
      <text:p text:style-name="P24"><text:s text:c="20"/>// y is 6, x is 6</text:p>
      <text:p text:style-name="P24"/>
      <text:p text:style-name="P24">int z = 5;</text:p>
      <text:p text:style-name="P24">int y = z++; // assign to y, then change z</text:p>
      <text:p text:style-name="P24"><text:tab/> <text:s text:c="6"/>// y is 5, z is 6</text:p>
      <text:p text:style-name="P24"/>
      <text:p text:style-name="P24">The increment and decrement operators are nifty little operators, but don’t get carried away</text:p>
      <text:p text:style-name="P24">and increment or decrement the same value more than once in the same statement. The problem is that the use-then-change and change-then-use rules can become ambiguous.</text:p>
      <text:p text:style-name="P24"/>
      <text:p text:style-name="P28">Side Effects and Sequence Points</text:p>
      <text:p text:style-name="P24">Let’s take a closer look at what C++ does and doesn’t say about when increment operators take</text:p>
      <text:p text:style-name="P24">effect. First, recall that a side effect is an effect that occurs when evaluating an expression modifies something, such as a value stored in a variable. A sequence point <text:span text:style-name="T7">is a point in program</text:span></text:p>
      <text:p text:style-name="P24"><text:span text:style-name="T7">execution</text:span> at which all side effects are guaranteed to be evaluated before going on to the next</text:p>
      <text:p text:style-name="P24">step. In C++ the semicolon in a statement marks a sequence point. That means all changes made by assignment operators, increment operators, and decrement operators in a statement</text:p>
      <text:p text:style-name="P24">must take place before a program proceeds to the next statement. Also, the end of any full expression is a sequence point.</text:p>
      <text:p text:style-name="P24"/>
      <text:p text:style-name="P24">What’s a full expression? It’s an expression that’s not a subexpression of a <text:span text:style-name="T7">larger expression</text:span>. Examples of full expressions include an expression portion of an expression statement and an expression that serves as a test condition for a while loop. Sequence points help clarify when postfix incrementation takes place. Consider, for instance, the following code:</text:p>
      <text:p text:style-name="P24"/>
      <text:p text:style-name="P24">while (guests++ &lt; 10)</text:p>
      <text:p text:style-name="P24"><text:tab/>printf(“%d \n”, guests);</text:p>
      <text:p text:style-name="P23"/>
      <text:p text:style-name="P21"/>
      <text:p text:style-name="P13"/>
      <text:p text:style-name="P13">Sometimes C++ newcomers assume that “use the value, then increment it” means, in this con-</text:p>
      <text:p text:style-name="P13">text, to increment guests after it’s used in the printf() statement. However, the guests++ &lt;</text:p>
      <text:p text:style-name="P13">10 expression is a full expression because it is a while loop test condition, so the end of this</text:p>
      <text:p text:style-name="P13">expression is a sequence point. Therefore, C++ guarantees that the side effect (incrementing</text:p>
      <text:p text:style-name="P13">guests ) takes place before the program moves on to printf() . Using the postfix form, how-</text:p>
      <text:p text:style-name="P13">ever, guarantees that guests will be incremented after the comparison to 10 is made.</text:p>
      <text:p text:style-name="P13"/>
      <text:p text:style-name="P13">Now consider this statement:</text:p>
      <text:p text:style-name="P13">y = (4 + x++) + (6 + x++);</text:p>
      <text:p text:style-name="P13"/>
      <text:p text:style-name="P13">The expression 4 + x++ is not a full expression, so C++ does not guarantee that x will be incremented immediately after the subexpression 4 + x++ is evaluated. Here the full expression is the entire assignment statement, and the semicolon marks the sequence point, so all that C++ guarantees is that x will have been incremented twice by the time the program moves to the following statement. C++ does not specify whether x is incremented after each subexpression is evaluated or only after all the expressions have been evaluated, which is why you should avoid statements of this kind.</text:p>
      <text:p text:style-name="P13"/>
      <text:p text:style-name="P17">Prefixing Versus Postfixing</text:p>
      <text:p text:style-name="P13"><text:soft-page-break/>Clearly, whether you use the prefix or postfix form makes a difference if the value is used for</text:p>
      <text:p text:style-name="P13">some purpose, such as a <text:span text:style-name="T7">function argument</text:span> or <text:span text:style-name="T7">assigning to a variable</text:span>. But what if the value of</text:p>
      <text:p text:style-name="P13">an increment or decrement expression isn’t used? For example, are</text:p>
      <text:p text:style-name="P13"/>
      <text:p text:style-name="P13">x++;</text:p>
      <text:p text:style-name="P13">and</text:p>
      <text:p text:style-name="P13">++x;</text:p>
      <text:p text:style-name="P13"/>
      <text:p text:style-name="P13">different from one another? Or are</text:p>
      <text:p text:style-name="P13">for (n = lim; n &gt; 0; --n)</text:p>
      <text:p text:style-name="P13">...;</text:p>
      <text:p text:style-name="P13"/>
      <text:p text:style-name="P13">and</text:p>
      <text:p text:style-name="P13">for (n = lim; n &gt; 0; n--)</text:p>
      <text:p text:style-name="P13">...;</text:p>
      <text:p text:style-name="P13"/>
      <text:p text:style-name="P13">different from one another? Logically, whether the prefix or postfix forms are used makes no difference in these two situations. The values of the expressions aren’t used, so the only effects are the side effects. Here the expressions using the operators are full expressions, so the side effects of incrementing x and decrementing n are guaranteed to be performed by the time the program moves on to the next step; the prefix form and postfix form lead to the same final result.</text:p>
      <text:p text:style-name="P13"/>
      <text:p text:style-name="P13">However, although the choice between prefix and postfix forms has no effect on the program’s</text:p>
      <text:p text:style-name="P13">behavior, it is possible for the choice to have a small effect on execution speed. For built-in</text:p>
      <text:p text:style-name="P13">types and modern compilers, this seems to be a non-issue. But C++ lets you define these operators for classes. In that case, the user defines a prefix function that works by incrementing a value and then returning it. But the postfix version works by first stashing a copy of the value, incrementing the value, and then returning the stashed copy. Thus, for classes, the prefix version is a bit more efficient than the postfix version.</text:p>
      <text:p text:style-name="P13"/>
      <text:p text:style-name="P13">In short, for built-in types, it mostly likely makes no difference which form you use. For user-</text:p>
      <text:p text:style-name="P13">defined types having user-defined increment and decrement operators, the prefix form is more</text:p>
      <text:p text:style-name="P13">efficient.</text:p>
      <text:p text:style-name="P13"/>
      <text:p text:style-name="P17">The Increment/Decrement Operators and Pointers</text:p>
      <text:p text:style-name="P13">You can use increment operators with pointers as well as with basic variables.</text:p>
      <text:p text:style-name="P32"/>
      <text:p text:style-name="P25">double arr[5] = {21.1, 32.8, 23.4, 45.2, 37.4};</text:p>
      <text:p text:style-name="P25">double *pt = arr; <text:s text:c="38"/>// pt points to arr[0], i.e. to 21.1</text:p>
      <text:p text:style-name="P25">++pt; <text:s text:c="55"/>// pt points to arr[1], i.e. to 32.8</text:p>
      <text:p text:style-name="P25"/>
      <text:p text:style-name="P25">You can also use these operators to change the quantity a pointer points to by using them in</text:p>
      <text:p text:style-name="P25">conjunction with the * operator. Applying both * and ++ to a pointer raises the questions of what gets dereferenced and what gets incremented. Those actions are determined by the placement and precedence of the operators. The prefix increment, prefix decrement, and dereferencing operators all have the same precedence and associate from right to left. The postfix increment and decrement operators both have the same precedence, which is higher than the prefix precedence. These two operators associate from left to right.</text:p>
      <text:p text:style-name="P25"><text:soft-page-break/>The right-to-left association rule for prefix operators implies that *++pt means first apply ++ to</text:p>
      <text:p text:style-name="P25">pt (because the ++ is to the right of the * ) and then apply * to the new value of pt :</text:p>
      <text:p text:style-name="P25"/>
      <text:p text:style-name="P25">*++pt; <text:s/>// increment pointer, take the value; i.e., arr[2], or 23.4</text:p>
      <text:p text:style-name="P25"/>
      <text:p text:style-name="P25">On the other hand, ++*pt means obtain the value that pt points to and then increment that</text:p>
      <text:p text:style-name="P25">value:</text:p>
      <text:p text:style-name="P25"/>
      <text:p text:style-name="P25">++*pt; // increment the pointed to value; i.e., change 23.4 to 24.4</text:p>
      <text:p text:style-name="P25">Here, pt remains pointing to arr[2] .</text:p>
      <text:p text:style-name="P25"/>
      <text:p text:style-name="P25">Next, consider this combination:</text:p>
      <text:p text:style-name="P25"/>
      <text:p text:style-name="P25">(*pt)++; <text:s/>// increment pointed-to value</text:p>
      <text:p text:style-name="P25"/>
      <text:p text:style-name="P25">Finally, consider this combination:</text:p>
      <text:p text:style-name="P25"/>
      <text:p text:style-name="P25">*pt++; <text:s text:c="2"/>// dereference original location, then increment pointer</text:p>
      <text:p text:style-name="P25"/>
      <text:p text:style-name="P25">The higher precedence of the postfix ++ operator means the ++ operator operates on pt , not on</text:p>
      <text:p text:style-name="P25">*pt , so the pointer is incremented.</text:p>
      <text:p text:style-name="P25"/>
      <text:p text:style-name="P3">Combination Assignment Operators<text:line-break/><text:span text:style-name="T3">Listing 5.5 uses the following expression to update a loop counter:</text:span></text:p>
      <text:p text:style-name="P3"><text:span text:style-name="T3"/></text:p>
      <text:p text:style-name="P3"><text:span text:style-name="T3">i = i + by</text:span></text:p>
      <text:p text:style-name="P3"><text:span text:style-name="T3"/></text:p>
      <text:p text:style-name="P3"><text:span text:style-name="T3">C++ has a combined addition and assignment operator that accomplishes the same result more</text:span></text:p>
      <text:p text:style-name="P3"><text:span text:style-name="T3">concisely:</text:span></text:p>
      <text:p text:style-name="P3"><text:span text:style-name="T3"/></text:p>
      <text:p text:style-name="P3"><text:span text:style-name="T3">i += by</text:span></text:p>
      <text:p text:style-name="P3"><text:span text:style-name="T3"/></text:p>
      <text:p text:style-name="P3">Compound Statements, or Blocks</text:p>
      <text:p text:style-name="P25">The block consists of paired braces and the statements they enclose and, for the purposes of syntax, counts as a single statement. Compound statements have another interesting property. If you define a new variable inside a block, the variable persists only as long as the program is executing statements within the block. When execution leaves the block, the variable is deallocated. That means the variable is known only within the block:</text:p>
      <text:p text:style-name="P25"/>
      <text:p text:style-name="P3">The Comma Operator (or More Syntax Tricks) <text:span text:style-name="T15">(see pg 218)</text:span></text:p>
      <text:p text:style-name="P3"/>
      <text:p text:style-name="P3">Comma Operator Tidbits</text:p>
      <text:p text:style-name="P25">By far the most common use for the comma operator is to fit two or more expressions into a</text:p>
      <text:p text:style-name="P25">single for loop expression. But C++ does provide the operator with two additional properties.</text:p>
      <text:p text:style-name="P25">First, it guarantees that the first expression is evaluated before the second expression. (In other</text:p>
      <text:p text:style-name="P25">words, the comma operator is a sequence point.) Expressions such as the following are safe:</text:p>
      <text:p text:style-name="P25"/>
      <text:p text:style-name="P25">i = 20, j = 2 * <text:span text:style-name="T16">i</text:span> // i set to 20, j set to 40</text:p>
      <text:p text:style-name="P25"/>
      <text:p text:style-name="P25">Second, C++ states that the value of a comma expression is the value of the second part of the</text:p>
      <text:p text:style-name="P25">expression. The value of the preceding expression, for example, is 40, because that is the value</text:p>
      <text:p text:style-name="P25">of j = 2 * i .</text:p>
      <text:p text:style-name="P25"><text:soft-page-break/>The comma operator has the lowest precedence of any operator.</text:p>
      <text:p text:style-name="P25"/>
      <text:p text:style-name="P25">The comma operator has the lowest precedence of any operator. For example, this statement:</text:p>
      <text:p text:style-name="P25"/>
      <text:p text:style-name="P25">cats = 17,240;</text:p>
      <text:p text:style-name="P25"/>
      <text:p text:style-name="P25">gets read as this:</text:p>
      <text:p text:style-name="P25"/>
      <text:p text:style-name="P25">(cats = 17), 240;</text:p>
      <text:p text:style-name="P25"/>
      <text:p text:style-name="P25">That is, cats is set to 17 , and 240 does nothing. But, because parentheses have high precedence, this:</text:p>
      <text:p text:style-name="P25"/>
      <text:p text:style-name="P25">cats = (17,240);</text:p>
      <text:p text:style-name="P25"/>
      <text:p text:style-name="P25">results in cats being set to 240 , the value of the expression on the right of the comma.</text:p>
      <text:p text:style-name="P25"/>
      <text:p text:style-name="P3">Relational Expressions</text:p>
      <text:p text:style-name="P25">Computers are more than relentless number crunchers. They have the capability to compare</text:p>
      <text:p text:style-name="P25">values, and this capability is the foundation of computer decision making. C++ provides <text:span text:style-name="T7">six relational operators</text:span> to compare numbers. <text:span text:style-name="T17">(see pg 221) The six relational operators exhaust the comparisons C++ enables you to make for numbers. If </text:span>you want to compare two values to see which is the more beautiful or the luckier, you must look elsewhere. The relational operators have a lower precedence than the arithmetic operators. Like C, C++ grants you more freedom than most programming languages. This comes at the cost of requiring greater responsibility on your part.</text:p>
      <text:p text:style-name="P25"/>
      <text:p text:style-name="P3">Comparing C-Style Strings</text:p>
      <text:p text:style-name="P25">Suppose you want to see if a string in a character array is the word mate . If word is the array</text:p>
      <text:p text:style-name="P25">name, the following test might not do what you think it should do:</text:p>
      <text:p text:style-name="P25"/>
      <text:p text:style-name="P25">word == “mate”</text:p>
      <text:p text:style-name="P25"/>
      <text:p text:style-name="P25">Remember that the name of an array is a synonym for its address. Similarly, a quoted string constant is a synonym for its address. Thus, the preceding relational expression doesn’t test</text:p>
      <text:p text:style-name="P25">whether the strings are the same; it checks whether they are stored at the same address. The</text:p>
      <text:p text:style-name="P25">answer to that is no, even if the two strings have the same characters. Because C++ handles C-style strings as addresses, you get little satisfaction if you try to use the relational operators to compare strings. Instead, you can go to the C-style string library and use the strcmp() function to compare strings.</text:p>
      <text:p text:style-name="P25"/>
      <text:p text:style-name="P25">This function takes two string addresses as arguments. That means the arguments can be pointers, string constants, or character array names. If the two strings are identical, the function returns the value 0 . If the first string precedes the second alphabetically, strcmp() returns a negative value, and if the first string follows the second alphabetically, strcmp() returns a positive value. Actually, “in the system collating sequence” is more accurate than “alphabetically.” <text:span text:style-name="T18">This means that characters are compared according to the system code for characters. </text:span>For example, in ASCII code, uppercase letters have smaller codes than the lowercase letters, so uppercase precedes lowercase in the collating sequence. Therefore, the string “Zoo” precedes the string “aviary” .</text:p>
      <text:p text:style-name="P25"/>
      <text:p text:style-name="P25">By the way, although you can’t use relational operators to compare strings, you can use them to</text:p>
      <text:p text:style-name="P25"><text:soft-page-break/>compare characters because characters are actually integer types. Also, the code in Listing 5.11 assumes that the system uses the ASCII character code set. In that set, the codes for the letters a through z are consecutive, and the code for the ? character immediately precedes the code for a. <text:span text:style-name="T19">(pg 225) </text:span></text:p>
      <text:p text:style-name="P25"/>
      <text:p text:style-name="P25">strcmp(word, “mate”) != 0 <text:s text:c="2"/>// strings are not the same</text:p>
      <text:p text:style-name="P25"/>
      <text:p text:style-name="P3">Remember</text:p>
      <text:p text:style-name="P25">You can use strcmp() to test C-style strings for equality or order. The expression</text:p>
      <text:p text:style-name="P25"/>
      <text:p text:style-name="P25">strcmp(str1,str2) == 0</text:p>
      <text:p text:style-name="P25"/>
      <text:p text:style-name="P25">is true if str1 and str2 are identical; the expressions</text:p>
      <text:p text:style-name="P25"/>
      <text:p text:style-name="P25">strcmp(str1, str2) != 0</text:p>
      <text:p text:style-name="P25"/>
      <text:p text:style-name="P25">and</text:p>
      <text:p text:style-name="P25"/>
      <text:p text:style-name="P25">strcmp(str1, str2)</text:p>
      <text:p text:style-name="P25"/>
      <text:p text:style-name="P25">are true if str1 and str2 are not identical; the expression</text:p>
      <text:p text:style-name="P25"/>
      <text:p text:style-name="P25">strcmp(str1,str2) &lt; 0</text:p>
      <text:p text:style-name="P25"/>
      <text:p text:style-name="P25">is true if str1 <text:span text:style-name="T7">precedes</text:span> str2 ; and the expression</text:p>
      <text:p text:style-name="P25"/>
      <text:p text:style-name="P25">strcmp(str1, str2) &gt; 0</text:p>
      <text:p text:style-name="P25"/>
      <text:p text:style-name="P25">is true if str1 <text:span text:style-name="T7">follows</text:span> str2 . Thus, the strcmp() function can play the role of the == , != , &lt; , and &gt;</text:p>
      <text:p text:style-name="P25">operators, depending on how you set up a test condition.</text:p>
      <text:p text:style-name="P25"/>
      <text:p text:style-name="P3">Comparing string Class Strings</text:p>
      <text:p text:style-name="P25">Life is a bit simpler if you use string class strings instead of C-style strings because the class</text:p>
      <text:p text:style-name="P25">design allows you to use relational operators to make the comparisons. This is possible because you define class functions that “overload”, or redefine, operators. The string class design allows you to use a string object as a single entity, as in the relational test expression, or as an aggregate object for which you can use array notation to extract individual characters.</text:p>
      <text:p text:style-name="P25"/>
      <text:p text:style-name="P3">The while Loop</text:p>
      <text:p text:style-name="P25">The while loop is a for loop stripped of the initialization and update parts; it has just a test</text:p>
      <text:p text:style-name="P25">condition and a body:</text:p>
      <text:p text:style-name="P25"/>
      <text:p text:style-name="P25">while (test-condition)</text:p>
      <text:p text:style-name="P25">body</text:p>
      <text:p text:style-name="P25"/>
      <text:p text:style-name="P25">First, a program evaluates the parenthesized test-condition expression. If the expression evaluates to true , the program executes the statement(s) in the body. As with a for loop, the</text:p>
      <text:p text:style-name="P25">body consists of a single statement or a block defined by paired braces. After it finishes with</text:p>
      <text:p text:style-name="P25">the body, the program returns to the test condition and reevaluates it. If the condition is nonzero, the program executes the body again. This cycle of testing and execution continues</text:p>
      <text:p text:style-name="P25"><text:soft-page-break/>until the test condition evaluates to false . Like the for loop, the while loop is an entry-condition loop. Thus, if test-condition evaluates to false at the beginning, the program never executes the body of the loop.</text:p>
      <text:p text:style-name="P25"/>
      <text:p text:style-name="P3">For Versus while</text:p>
      <text:p text:style-name="P25"/>
      <text:p text:style-name="P25">In C++ the for and while loops are essentially equivalent. For example, this for loop:</text:p>
      <text:p text:style-name="P25"/>
      <text:p text:style-name="P25"><text:span text:style-name="T9">for</text:span> (init-expression; test-expression; update-expression)</text:p>
      <text:p text:style-name="P25">{</text:p>
      <text:p text:style-name="P25"><text:tab/>statement(s)</text:p>
      <text:p text:style-name="P25">}</text:p>
      <text:p text:style-name="P25"/>
      <text:p text:style-name="P25">could be rewritten this way:</text:p>
      <text:p text:style-name="P25"/>
      <text:p text:style-name="P25">init-expression;</text:p>
      <text:p text:style-name="P25"><text:span text:style-name="T9">while </text:span>(test-expression)</text:p>
      <text:p text:style-name="P25">{</text:p>
      <text:p text:style-name="P25"><text:tab/>statement(s)</text:p>
      <text:p text:style-name="P25"><text:tab/>update-expression;</text:p>
      <text:p text:style-name="P25">}</text:p>
      <text:p text:style-name="P25"/>
      <text:p text:style-name="P25">Similarly, this while loop:</text:p>
      <text:p text:style-name="P25"/>
      <text:p text:style-name="P25"><text:span text:style-name="T9">while</text:span> (test-expression)</text:p>
      <text:p text:style-name="P25">body</text:p>
      <text:p text:style-name="P25"/>
      <text:p text:style-name="P25">could be rewritten this way:</text:p>
      <text:p text:style-name="P25"/>
      <text:p text:style-name="P25"><text:span text:style-name="T9">for</text:span> ( ;test-expression;)</text:p>
      <text:p text:style-name="P25">body</text:p>
      <text:p text:style-name="P25"/>
      <text:p text:style-name="P25">This for loop requires three expressions (or, more technically, one statement followed by two</text:p>
      <text:p text:style-name="P25">expressions), but they can be empty expressions (or statements). Only the two semicolons are</text:p>
      <text:p text:style-name="P25">mandatory. Incidentally, a missing test expression in a for loop is construed as true, so this</text:p>
      <text:p text:style-name="P25">loop runs forever:</text:p>
      <text:p text:style-name="P25"/>
      <text:p text:style-name="P25">for ( ; ; )</text:p>
      <text:p text:style-name="P25">body</text:p>
      <text:p text:style-name="P25"/>
      <text:p text:style-name="P3">Tip</text:p>
      <text:p text:style-name="P25">Keep in mind the following guidelines when you design a loop:</text:p>
      <text:p text:style-name="P25"/>
      <text:p text:style-name="P25">• Identify the condition that terminates loop execution.</text:p>
      <text:p text:style-name="P25">• Initialize that condition before the first test.</text:p>
      <text:p text:style-name="P25">• Update the condition in each loop cycle, before the condition is tested again.</text:p>
      <text:p text:style-name="P25"/>
      <text:p text:style-name="P3">Building a Time-Delay Loop</text:p>
      <text:p text:style-name="P25">Sometimes it’s useful to build a time delay into a program. For example, you might have</text:p>
      <text:p text:style-name="P25">encountered programs that flash a message onscreen and then go on to something else before</text:p>
      <text:p text:style-name="P25">you can read the message. You end up being afraid that you’ve missed irretrievable information</text:p>
      <text:p text:style-name="P25">of vital importance. It would be much nicer if the program paused 5 seconds before moving</text:p>
      <text:p text:style-name="P25"><text:soft-page-break/>on. The while loop is handy for producing this effect. A technique from the early days of per-</text:p>
      <text:p text:style-name="P25">sonal computers was to make the computer count for a while to use up time:</text:p>
      <text:p text:style-name="P25">long wait = 0;</text:p>
      <text:p text:style-name="P25">while (wait &lt; 10000)</text:p>
      <text:p text:style-name="P25">wait++; <text:s text:c="27"/>// counting silently</text:p>
      <text:p text:style-name="P25"/>
      <text:p text:style-name="P25">The problem with this approach is that you have to change the counting limit when you change computer processor speed. Several games written for the original IBM PC, for example, became unmanageably fast when run on its faster successors. A better approach is to let the</text:p>
      <text:p text:style-name="P25"><text:span text:style-name="T7">system clock</text:span> do the timing for you. The ANSI C and the C++ libraries have a function to help you do this. The function is called <text:span text:style-name="T7">clock() </text:span>, and it returns the <text:span text:style-name="T7">system time elapsed </text:span>since a program started execution. There are a couple complications, though. First, clock() doesn’t necessarily return the time in seconds. Second, the function’s return type might be long on some systems, unsigned long on others, and perhaps some other type on others.</text:p>
      <text:p text:style-name="P25"/>
      <text:p text:style-name="P25">But the <text:span text:style-name="T11">ctime header file</text:span> ( time.h on less current implementations) provides solutions to these</text:p>
      <text:p text:style-name="P25">problems. First, it defines a symbolic constant, <text:span text:style-name="T9">CLOCKS_PER_SEC</text:span> , that equals the number of system time units per second. So dividing the system time by this value yields seconds. Or you can multiply seconds by CLOCKS_PER_SEC to get time in the system units. Second, ctime establishes clock_t as an alias for the clock() return type. This means you can declare a variable as type clock_t , and the compiler converts it to long or unsigned int or whatever is the proper type for your system.</text:p>
      <text:p text:style-name="P25"/>
      <text:p text:style-name="P25">By calculating the delay time in system units instead of in seconds, the program in Listing 5.14</text:p>
      <text:p text:style-name="P25">avoids having to convert system time to seconds in each loop cycle. <text:span text:style-name="T20">(pg 233)</text:span></text:p>
      <text:p text:style-name="P25"/>
      <text:p text:style-name="P3">Type Aliases</text:p>
      <text:p text:style-name="P25"><text:span text:style-name="T9">typedef</text:span> typeName <text:span text:style-name="T9">aliasName</text:span>;</text:p>
      <text:p text:style-name="P25"/>
      <text:p text:style-name="P3">The do while Loop<text:line-break/><text:span text:style-name="T3">The third C++ loop is the do while . It’s different from the other two because it’s an </text:span><text:span text:style-name="T12">exit-condition loop</text:span><text:span text:style-name="T3">. loop first executes the body of the loop and only then evaluates the test expression to see whether it should continue looping. If the condition evaluates to false , the loop terminates; otherwise, a new cycle of execution and testing begins. Such a loop always executes at least once because its program flow must pass through the body of the loop before reaching the test. Here’s the syntax for the do while loop:</text:span></text:p>
      <text:p text:style-name="P3"><text:span text:style-name="T3"/></text:p>
      <text:p text:style-name="P3"><text:span text:style-name="T3">do</text:span></text:p>
      <text:p text:style-name="P3"><text:span text:style-name="T3"><text:tab/>body</text:span></text:p>
      <text:p text:style-name="P3"><text:span text:style-name="T3">while (test-expression)</text:span><text:span text:style-name="T10">;</text:span></text:p>
      <text:p text:style-name="P3"><text:span text:style-name="T3"/></text:p>
      <text:p text:style-name="P3"><text:span text:style-name="T3">The body portion can be a single statement or a brace-delimited statement block. Usually, an entry-condition loop is a better choice than an exit-condition loop because the entry-condition loop checks before looping. In general, writing </text:span><text:span text:style-name="T5">clear</text:span><text:span text:style-name="T3">, </text:span><text:span text:style-name="T5">easily understood code</text:span><text:span text:style-name="T3"> is a more useful goal</text:span><text:span text:style-name="T5"> than demonstrating the ability to exploit obscure features of the language</text:span><text:span text:style-name="T3">.</text:span></text:p>
      <text:p text:style-name="P3"><text:span text:style-name="T3"/></text:p>
      <text:p text:style-name="P3">Using Unadorned cin for Input</text:p>
      <text:p text:style-name="P25">If a program is going to use a loop to read text input from the keyboard, it has to have some way of knowing when to stop. How can it know when to stop? One way is to choose some</text:p>
      <text:p text:style-name="P25">special character, sometimes called a sentinel character, to act as a stop sign. For example,</text:p>
      <text:p text:style-name="P25">Listing 5.16 stops reading input when the program encounters a # character.</text:p>
      <text:p text:style-name="P25"/>
      <text:p text:style-name="P3"><text:soft-page-break/>cin.get(char) to the Rescue</text:p>
      <text:p text:style-name="P25">Usually, programs that read input character-by-character need to examine every character,</text:p>
      <text:p text:style-name="P25">including spaces, tabs, and newlines. The istream class (defined in iostream ), to which cin</text:p>
      <text:p text:style-name="P25">belongs, includes member functions that meet this need. In particular, the member function</text:p>
      <text:p text:style-name="P25">cin.get(ch) reads the next character, even if it is a space, from the input and assigns it to the</text:p>
      <text:p text:style-name="P25">variable ch.</text:p>
      <text:p text:style-name="P25"/>
      <text:p text:style-name="P3">The End-of-File Condition</text:p>
      <text:p text:style-name="P25">As Listing 5.17 shows, using a symbol such as # to signal the end of input is not always satisfactory because such a symbol might be part of legitimate input. The same is true of other</text:p>
      <text:p text:style-name="P25">arbitrarily chosen symbols, such as @ and % . If the input comes from a file, you can employ a</text:p>
      <text:p text:style-name="P25">much more powerful technique—detecting the end-of-file (EOF). C++ input facilities cooper-</text:p>
      <text:p text:style-name="P25">ate with the operating system to detect when input reaches the end of a file and report that</text:p>
      <text:p text:style-name="P25">information back to a program.</text:p>
      <text:p text:style-name="P25"/>
      <text:p text:style-name="P25">At first glance, reading information from files seems to have little to do with cin and keyboard</text:p>
      <text:p text:style-name="P25">input, but there are two connections. First, many operating systems, including Unix and MS-</text:p>
      <text:p text:style-name="P25">DOS, support redirection, which enables you to substitute a file for keyboard input. For example, suppose that in MS-DOS you have an executable program called gofish.exe and a text file called fishtale . In that case, you can give this command line at the DOS prompt:</text:p>
      <text:p text:style-name="P25">gofish &lt;fishtale</text:p>
      <text:p text:style-name="P25"/>
      <text:p text:style-name="P25">This causes the program to take input from the fishtale file instead of from the keyboard.</text:p>
      <text:p text:style-name="P25">The &lt; symbol is the redirection operator for both Unix and DOS. Second, many operating systems allow you to simulate the EOF condition from the keyboard. In Unix you do so by pressing Ctrl+D at the beginning of a line. In DOS, you press Ctrl+Z and then press Enter anywhere on the line. Some implementations of C++ support similar behavior even though the underlying operating system doesn’t. The EOF concept for keyboard entry is actually a legacy of command-line environments.</text:p>
      <text:p text:style-name="P25"/>
      <text:p text:style-name="P25">When cin detects the EOF, it <text:span text:style-name="T7">sets two bits</text:span> (the <text:span text:style-name="T9">eofbit</text:span> and the <text:span text:style-name="T9">failbit</text:span>) to 1 . You can use a member function named <text:span text:style-name="T9">eof()</text:span> to see whether the eofbit has been set; the call cin.eof() returns</text:p>
      <text:p text:style-name="P25">the bool value true if the EOF has been detected and false otherwise. Similarly, the fail() member function returns true if either the eofbit or the failbit has been set to 1 and false otherwise. Note that the eof() and fail() methods report the result of the most recent attempt to read; that is, they report on the past rather than look ahead. So a cin.eof() or cin.fail() test should always follow an attempt to read. The design of Listing 5.18 reflects this fact. It uses fail() instead of eof() because the former method appears to work with a <text:span text:style-name="T7">broader range of implementations</text:span>.</text:p>
      <text:p text:style-name="P25"/>
      <text:p text:style-name="P3">EOF Ends Input</text:p>
      <text:p text:style-name="P25">Remember that when a cin method detects the EOF, it sets a flag in the cin object, indicating</text:p>
      <text:p text:style-name="P25">the EOF condition. When this flag is set, cin does not read anymore input, and further calls to</text:p>
      <text:p text:style-name="P25">cin have no effect. For file input, this makes sense because you shouldn’t read past the end of</text:p>
      <text:p text:style-name="P25">a file. For keyboard input, however, you might use a simulated EOF to terminate a loop but</text:p>
      <text:p text:style-name="P25">then want to read more input later. The cin.clear() method clears the EOF flag and lets</text:p>
      <text:p text:style-name="P25">input proceed again.</text:p>
      <text:p text:style-name="P25"/>
      <text:p text:style-name="P3">Common Idioms for Character Input</text:p>
      <text:p text:style-name="P25">The following is the essential design of a loop intended to read text a character at a time</text:p>
      <text:p text:style-name="P25">until EOF:</text:p>
      <text:p text:style-name="P25"/>
      <text:p text:style-name="P25"><text:soft-page-break/>cin.get(ch); <text:s text:c="16"/>// attempt to read a char</text:p>
      <text:p text:style-name="P25">while (cin.fail() == false) <text:s text:c="4"/>// test for EOF</text:p>
      <text:p text:style-name="P25">{</text:p>
      <text:p text:style-name="P25">… <text:s text:c="15"/>// do stuff</text:p>
      <text:p text:style-name="P25">cin.get(ch); <text:s/>// attempt to read another char</text:p>
      <text:p text:style-name="P25"/>
      <text:p text:style-name="P25">There are some shortcuts you can take with this code. Chapter 6 introduces the ! operator,</text:p>
      <text:p text:style-name="P25">which toggles true to false and vice versa. You can use it to rewrite the while test to look</text:p>
      <text:p text:style-name="P25">like this:</text:p>
      <text:p text:style-name="P25"/>
      <text:p text:style-name="P25">while (!cin.fail()) <text:s text:c="6"/>// while input has not failed</text:p>
      <text:p text:style-name="P25"/>
      <text:p text:style-name="P25">The return value for the cin.get(char) method is cin , an object. However, the istream class</text:p>
      <text:p text:style-name="P25">provides a function that can convert an istream object such as cin to a bool value; this con-</text:p>
      <text:p text:style-name="P25">version function is called when cin occurs in a location where a bool is expected, such as in</text:p>
      <text:p text:style-name="P25">the test condition of a while loop. Furthermore, the bool value for the conversion is true if</text:p>
      <text:p text:style-name="P25">the last attempted read was successful and false otherwise. This means you can rewrite the</text:p>
      <text:p text:style-name="P25">while test to look like this:</text:p>
      <text:p text:style-name="P25"/>
      <text:p text:style-name="P25">while (cin) <text:s/>// while input is successful</text:p>
      <text:p text:style-name="P25"/>
      <text:p text:style-name="P25">This is a bit more general than using !cin.fail() or !cin.eof() because it detects other possible causes of failure, such as disk failure. Finally, because the return value of cin.get(char) is cin , you can condense the loop to this format:</text:p>
      <text:p text:style-name="P25"/>
      <text:p text:style-name="P25">while (cin.get(ch)) <text:s/>// while input is successful</text:p>
      <text:p text:style-name="P25">{</text:p>
      <text:p text:style-name="P25"><text:tab/>… <text:s text:c="6"/>// do stuff</text:p>
      <text:p text:style-name="P25">}</text:p>
      <text:p text:style-name="P25"/>
      <text:p text:style-name="P25">Here, cin.get(char) is called once in the test condition instead of twice—once before the loop and once at the end of the loop. To evaluate the loop test, the program first has to execute the call to cin.get(ch) , which, if successful, places a value into ch . Then the program obtains the return value from the function call, which is cin . Then it applies the bool conversion to cin , which yields true if input worked and false otherwise. The three guidelines (identifying the termination condition, initializing the condition, and updating the condition) are all compressed into one loop test condition.</text:p>
      <text:p text:style-name="P25"/>
      <text:p text:style-name="P3">Yet Another Version of cin.get()</text:p>
      <text:p text:style-name="P25">Nostalgic C users might yearn for C’s character I/O functions, getchar() and putchar() . They</text:p>
      <text:p text:style-name="P25">are available in C++ if you want them. You just use the stdio.h header file as you would in C</text:p>
      <text:p text:style-name="P25">(or use the more current cstdio ). Or you can use member functions from the istream and</text:p>
      <text:p text:style-name="P25">ostream classes that work in much the same way. The cin.get() member function with no arguments returns the next character from the input. That is, you use it in this way:</text:p>
      <text:p text:style-name="P25"/>
      <text:p text:style-name="P25">ch = cin.get();</text:p>
      <text:p text:style-name="P25"/>
      <text:p text:style-name="P25">(Recall that cin.get(ch) returns an object, not the character read.) This function works much</text:p>
      <text:p text:style-name="P25">the same as C’s getchar() , returning the character code as a type int value. Similarly, you can</text:p>
      <text:p text:style-name="P25">use the cout.put() function (see Chapter 3, “Dealing with Data”) to display the character:</text:p>
      <text:p text:style-name="P25">cout.put(ch); It works much like C’s putchar() , except that its argument should be type char instead of type int . Compatibility Note <text:span text:style-name="T21">(see pg 243)</text:span></text:p>
      <text:p text:style-name="P25"><text:soft-page-break/>To use cin.get() successfully, you need to know how it handles the EOF condition. When the function reaches the EOF, there are no more characters to be returned. Instead, cin.get() returns a special value, represented by the symbolic constant EOF . This constant is defined in the iostream header file. The EOF value must be different from any valid character value so that the program won’t confuse EOF with a regular character. Typically, EOF is defined as the</text:p>
      <text:p text:style-name="P25">value -1 because no character has an ASCII code of -1 , but you don’t need to know the actual</text:p>
      <text:p text:style-name="P25">value. You can just use EOF in a program.</text:p>
      <text:p text:style-name="P25"/>
      <text:p text:style-name="Text_20_body">For example, the heart of Listing 5.18 looks like this: <text:s/><text:span text:style-name="T22">(see pg 244 for code)</text:span></text:p>
      <text:p text:style-name="P18">Tip<text:line-break/><text:span text:style-name="T3">You should realize that EOF does not represent a character in the input. Instead, it’s a signal that there are no more characters.</text:span></text:p>
      <text:p text:style-name="P18"><text:span text:style-name="T3"/></text:p>
      <text:p text:style-name="P18"><text:span text:style-name="T3">There’s a subtle but important point about using cin.get() beyond the changes made so far.</text:span></text:p>
      <text:p text:style-name="P18"><text:span text:style-name="T3">Because EOF represents a value outside the valid character codes, it’s possible that it might not</text:span></text:p>
      <text:p text:style-name="P18"><text:span text:style-name="T3">be compatible with the char type. For example, on some systems type char is unsigned, so a</text:span></text:p>
      <text:p text:style-name="P18"><text:span text:style-name="T3">char variable could never have the usual EOF value of -1 . For this reason, if you use</text:span></text:p>
      <text:p text:style-name="P18"><text:span text:style-name="T3">cin.get() (with no argument) and test for EOF , you must assign the return value to type int</text:span></text:p>
      <text:p text:style-name="P18"><text:span text:style-name="T3">instead of to type char . Also, if you make ch type int instead of type char , you might have to</text:span></text:p>
      <text:p text:style-name="P18"><text:span text:style-name="T3">do a type cast to char when displaying ch . </text:span><text:span text:style-name="T4">(see pg 245 code)</text:span></text:p>
      <text:p text:style-name="P18"><text:span text:style-name="T4"/></text:p>
      <text:p text:style-name="P20"><text:span text:style-name="T4">Let’s analyze the loop condition: <text:s/></text:span></text:p>
      <text:p text:style-name="P20"><text:span text:style-name="T4"/></text:p>
      <text:p text:style-name="P20"><text:span text:style-name="T4">while ((ch = cin.get()) != EOF)</text:span></text:p>
      <text:p text:style-name="P20"><text:span text:style-name="T4"/></text:p>
      <text:p text:style-name="P20"><text:span text:style-name="T4">The parentheses that enclose the subexpression ch = cin.get() cause the program to evaluate that expression first. To do the evaluation, the program first has to call the cin.get() function. Next, it assigns the function return value to ch . Because the value of an assignment statement is the value of the left operand, the whole subexpression reduces to the value of ch . If this value is EOF , the loop terminates; otherwise, it continues. The test condition needs all</text:span></text:p>
      <text:p text:style-name="P20"><text:span text:style-name="T4">the parentheses. </text:span></text:p>
      <text:p text:style-name="P20"><text:span text:style-name="T4"/></text:p>
      <text:p text:style-name="P20"><text:span text:style-name="T4">Using cin.get(ch) (with an argument) for input, on the other hand, doesn’t create any type</text:span></text:p>
      <text:p text:style-name="P20"><text:span text:style-name="T4">problems. Remember that the cin.get(char) function doesn’t assign a special value to ch at</text:span></text:p>
      <text:p text:style-name="P20"><text:span text:style-name="T4">the EOF. In fact, it doesn’t assign anything to ch in that case. ch is never called on to hold a non- char value.</text:span></text:p>
      <text:p text:style-name="P20"><text:span text:style-name="T4"/></text:p>
      <text:p text:style-name="P20">Nested Loops and Two-Dimensional Arrays</text:p>
      <text:p text:style-name="P30">Earlier in this chapter you saw that the for loop is a natural tool for processing arrays. Now</text:p>
      <text:p text:style-name="P30">let’s go a step further and look at how a for loop within a for loop (nested loops) serves to</text:p>
      <text:p text:style-name="P30">handle two-dimensional arrays.</text:p>
      <text:p text:style-name="P25">C++ doesn’t provide a special two-dimensional array type. Instead, you create an array for</text:p>
      <text:p text:style-name="P25">which each element is itself an array. For example, suppose you want to store maximum temperature data for five cities over a 4-year period. In that case, you can declare an array as follows:</text:p>
      <text:p text:style-name="P25"/>
      <text:p text:style-name="P25">int maxtemps[4][5];</text:p>
      <text:p text:style-name="P25"><text:soft-page-break/>This declaration means that maxtemps is an array with four elements. Each of these elements is</text:p>
      <text:p text:style-name="P25">an array of five integers. You can think of the maxtemps array as representing four rows of five temperature values each. <text:span text:style-name="T23">(see pg 248)</text:span></text:p>
      <text:p text:style-name="P25"/>
      <text:p text:style-name="P25">Suppose you want to print all the array contents. In that case, you can use one for loop to</text:p>
      <text:p text:style-name="P25">change rows and a second, nested, for loop to change columns:</text:p>
      <text:p text:style-name="P25"/>
      <text:p text:style-name="P25">for (int row = 0; row &lt; 4; row++)</text:p>
      <text:p text:style-name="P25">{</text:p>
      <text:p text:style-name="P25"><text:tab/>for (int col = 0; col &lt; 5; ++col)</text:p>
      <text:p text:style-name="P25"><text:tab/>cout &lt;&lt; maxtemps[row][col] &lt;&lt; “\t”;</text:p>
      <text:p text:style-name="P25"><text:tab/>cout &lt;&lt; endl;</text:p>
      <text:p text:style-name="P25">}</text:p>
      <text:p text:style-name="P25"/>
      <text:p text:style-name="P25">For each value of row , the inner for loop cycles through all the col values. This example</text:p>
      <text:p text:style-name="P25">prints a tab character ( \t in C++ escape character notation) after each value and a newline</text:p>
      <text:p text:style-name="P25">character after each complete row.</text:p>
      <text:p text:style-name="P25"/>
      <text:p text:style-name="P3">Initializing a Two-Dimensional Array</text:p>
      <text:p text:style-name="P25">When you create a two-dimensional array, you have the option of initializing each element.</text:p>
      <text:p text:style-name="P25">The technique is based on that for initializing a one-dimensional array. Remember that you do</text:p>
      <text:p text:style-name="P25">this by providing a comma-separated list of values enclosed in braces:</text:p>
      <text:p text:style-name="P25"/>
      <text:p text:style-name="P25">// initializing a one-dimensional array</text:p>
      <text:p text:style-name="P25">int btus[5] = { 23, 26, 24, 31, 28};</text:p>
      <text:p text:style-name="P25"/>
      <text:p text:style-name="P25">For a two-dimensional array, each element is itself an array, so you can initialize each element</text:p>
      <text:p text:style-name="P25">by using a form like that in the previous code example. Thus, the initialization consists of a</text:p>
      <text:p text:style-name="P25">comma-separated series of one-dimensional initializations, all enclosed in a set of braces: <text:span text:style-name="T24">(see pg 248)</text:span></text:p>
      <text:p text:style-name="P25"/>
      <text:p text:style-name="P25">More awkwardly, you could use an array of arrays of char instead of an array of pointers for</text:p>
      <text:p text:style-name="P25">the string data. The declaration would look like this: <text:span text:style-name="T25">(see pg 250)</text:span></text:p>
      <text:p text:style-name="P25"/>
      <text:p text:style-name="P25">Also, you could use an array of string class objects instead of an array of pointers for the</text:p>
      <text:p text:style-name="P25">string data. The declaration would look like this: <text:span text:style-name="T26">(see pg 250)</text:span></text:p>
      <text:p text:style-name="P25"/>
      <text:p text:style-name="P25"/>
      <text:p text:style-name="P25"/>
      <text:p text:style-name="P3"/>
      <text:p text:style-name="P25"/>
      <text:p text:style-name="P12"/>
      <text:p text:style-name="P3"/>
      <text:p text:style-name="P12"/>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689in" fo:margin-right="0.924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07:51:35.418115845</meta:creation-date>
    <dc:date>2019-01-22T00:50:49.153814026</dc:date>
    <meta:editing-duration>PT7H8M44S</meta:editing-duration>
    <meta:editing-cycles>13</meta:editing-cycles>
    <meta:generator>LibreOffice/6.0.6.2$Linux_X86_64 LibreOffice_project/00m0$Build-2</meta:generator>
    <meta:document-statistic meta:table-count="0" meta:image-count="0" meta:object-count="0" meta:page-count="15" meta:paragraph-count="387" meta:word-count="6588" meta:character-count="37743" meta:non-whitespace-character-count="31293"/>
  </office:meta>
</office:document-meta>
</file>